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3.175cm"/>
        </style:tab-stops>
      </style:paragraph-properties>
      <style:text-properties style:font-size-complex="12pt" style:font-style-complex="italic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>
        <style:tab-stops>
          <style:tab-stop style:position="10.72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588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588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0.728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3.175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3.175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3.175cm"/>
        </style:tab-stops>
      </style:paragraph-properties>
      <style:text-properties style:font-size-complex="9.5pt"/>
    </style:style>
    <style:style style:name="P11" style:family="paragraph" style:parent-style-name="Standard">
      <style:paragraph-properties>
        <style:tab-stops>
          <style:tab-stop style:position="3.175cm"/>
        </style:tab-stops>
      </style:paragraph-properties>
      <style:text-properties fo:color="#00008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9.5pt" style:font-weight-complex="bold"/>
    </style:style>
    <style:style style:name="T4" style:family="text">
      <style:text-properties fo:font-weight="bold" style:font-weight-asian="bold" style:font-style-complex="italic"/>
    </style:style>
    <style:style style:name="T5" style:family="text">
      <style:text-properties fo:font-weight="bold" style:font-weight-asian="bold" style:font-style-complex="italic" style:font-weight-complex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style-complex="italic"/>
    </style:style>
    <style:style style:name="T9" style:family="text">
      <style:text-properties style:font-style-complex="italic" style:font-weight-complex="bold"/>
    </style:style>
    <style:style style:name="T10" style:family="text">
      <style:text-properties style:font-size-complex="9.5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size-complex="9.5pt"/>
    </style:style>
    <style:style style:name="T12" style:family="text">
      <style:text-properties style:text-underline-style="solid" style:text-underline-width="auto" style:text-underline-color="font-color" style:font-style-complex="italic"/>
    </style:style>
    <style:style style:name="T13" style:family="text">
      <style:text-properties fo:color="#000000" style:text-underline-style="solid" style:text-underline-width="auto" style:text-underline-color="font-color" fo:font-weight="bold" style:font-weight-asian="bold" style:font-size-complex="9.5pt" style:font-weight-complex="bold"/>
    </style:style>
    <style:style style:name="T14" style:family="text">
      <style:text-properties fo:color="#000000" style:font-size-complex="9.5pt"/>
    </style:style>
    <style:style style:name="T15" style:family="text">
      <style:text-properties style:font-name="Tahoma" fo:font-size="9.5pt" style:font-size-asian="9.5pt" style:font-name-complex="Tahoma" style:font-size-complex="9.5pt"/>
    </style:style>
    <style:style style:name="T16" style:family="text">
      <style:text-properties fo:language="en" fo:country="US" style:font-style-complex="italic"/>
    </style:style>
    <style:style style:name="T17" style:family="text">
      <style:text-properties fo:language="en" fo:country="US" style:font-size-complex="9.5pt"/>
    </style:style>
    <style:style style:name="T18" style:family="text">
      <style:text-properties style:font-size-complex="14pt"/>
    </style:style>
    <style:style style:name="T19" style:family="text">
      <style:text-properties fo:color="#00008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Р Е З Ю М Е</text:h>
      <text:p text:style-name="P3"/>
      <text:p text:style-name="P3"><text:span text:style-name="T2">Ф.И.О.: </text:span>Мисник Олеся Александровна</text:p>
      <text:p text:style-name="P3"><text:span text:style-name="T2">Возраст: <text:s/></text:span>26 лет (07.04.1982 г.)</text:p>
      <text:p text:style-name="P3"><text:span text:style-name="T2">Место жительства: </text:span>Санкт-Петербург район, м. Пушкинская</text:p>
      <text:p text:style-name="P3"><text:span text:style-name="T2">Место прописки: </text:span>постоянная по месту жительства</text:p>
      <text:p text:style-name="P3"><text:span text:style-name="T2">Семейное положение: </text:span>не замужем, детей нет</text:p>
      <text:p text:style-name="P3"><text:span text:style-name="T2">Наличие документов:</text:span><text:span text:style-name="T7"> </text:span><text:span text:style-name="T9">паспорт, трудовая книжка, ИНН, страховое пенсионное свидетельство, диплом</text:span></text:p>
      <text:p text:style-name="P5"/>
      <text:p text:style-name="P4"><text:span text:style-name="T2">Цель: </text:span>менеджер по продажам</text:p>
      <text:p text:style-name="P4"><text:span text:style-name="T2">Финансовые ожидания: </text:span>25000 рублей</text:p>
      <text:p text:style-name="P6"/>
      <text:p text:style-name="P7">Образование: </text:p>
      <text:p text:style-name="Text_20_body">1999 - 2004 г. Балтийский государственный технический университет имени Д. Ф. Устинова</text:p>
      <text:p text:style-name="P3"><text:span text:style-name="T3">Факультет:</text:span><text:span text:style-name="T10"> Авиаракетостроения</text:span></text:p>
      <text:p text:style-name="P3"><text:span text:style-name="T3">Специальность:</text:span><text:span text:style-name="T10"> Инженер - конструктор</text:span></text:p>
      <text:p text:style-name="P8"/>
      <text:p text:style-name="P10"/>
      <text:p text:style-name="P9"><text:span text:style-name="T11">1997 – 1999 г. Санкт-Петербургский технический колледж управления и коммерции</text:span><text:span text:style-name="T10"> - Основы Экономической Теории, Бухгалтерский учет, Делопроизводство</text:span></text:p>
      <text:p text:style-name="P8"/>
      <text:p text:style-name="P8">Дополнительное образование:</text:p>
      <text:p text:style-name="P10">Август - ноябрь 2008 г. Центр Профессиональной Подготовки "Рубикон" - бухгалтер - экономист со знанием ВЭД и 1С бухгалтерский учет 8.0.</text:p>
      <text:p text:style-name="P8"/>
      <text:p text:style-name="P8">Опыт работы: </text:p>
      <text:p text:style-name="P9"><text:span text:style-name="T13">Ноябрь 2004 - август 2008 г.г. ООО «Юнитойс-С» (</text:span><text:span text:style-name="gray1"><text:span text:style-name="T13">оптовая торговля детскими товарами – игрушками)</text:span></text:span></text:p>
      <text:p text:style-name="P9"><text:span text:style-name="T4">Должность:</text:span> менеджер по продажам (январь 2006 - <text:span text:style-name="T14">август 2008 г.г.)</text:span></text:p>
      <text:p text:style-name="P9"><text:span text:style-name="T5">Обязанности:</text:span><text:span text:style-name="T15"> </text:span><text:span text:style-name="T10">Работа с наработанной клиентской базой. Работа с ассортиментом в магазинах. Полное сопровождение заказов (набор заказов, выставление счетов, сбор необходимой документации, в т.ч. сертификатов). Отслеживание дебиторской задолженности. Проведение промо-акций. Контроль выкладки товара в магазинах. Контроль оборачиваемости продукции в магазинах. Общение с клиентами. Выезд в командировки в регионы (</text:span><text:span text:style-name="T8">Новгород, Псков и другие</text:span><text:span text:style-name="T9">)</text:span></text:p>
      <text:p text:style-name="P9"><text:span text:style-name="T10">В компании 2 отдела: общий и отдел по работе с сетями. Вместе с соискательницей в общем отделе работало 5 человек.</text:span></text:p>
      <text:p text:style-name="P9"><text:span text:style-name="T10">План ставил руководитель отдела. С планом чаще всего справлялась. </text:span></text:p>
      <text:p text:style-name="P9"><text:span text:style-name="T12">Клиенты:</text:span><text:span text:style-name="T8"> магазины</text:span><text:span text:style-name="T5"> «</text:span><text:span text:style-name="T8">Гостиный Двор», «Московский Универмаг», «Дети», «Здоровый Малыш», «Берадо», «Тош».</text:span></text:p>
      <text:p text:style-name="P9"><text:span text:style-name="T12">Поставщики:</text:span><text:span text:style-name="T8"> </text:span><text:span text:style-name="T16">Hasbro</text:span><text:span text:style-name="T8"> (Германия), </text:span><text:span text:style-name="T16">Mega</text:span><text:span text:style-name="T8"> </text:span><text:span text:style-name="T16">bloks</text:span><text:span text:style-name="T8"> (Канада), </text:span><text:span text:style-name="T16">Tolo</text:span><text:span text:style-name="T8">, </text:span><text:span text:style-name="T16">Crayola</text:span><text:span text:style-name="T8">, </text:span><text:span text:style-name="T16">Revell</text:span><text:span text:style-name="T8">, </text:span><text:span text:style-name="T16">Mapvette</text:span><text:span text:style-name="T8"> <text:s/>и еще 10-15 других.</text:span></text:p>
      <text:p text:style-name="P9"><text:span text:style-name="T5">Среднемесячный доход: </text:span><text:span text:style-name="T8">оклад - 20000 рублей</text:span></text:p>
      <text:p text:style-name="P9"><text:span text:style-name="T5">Причина ухода</text:span><text:span text:style-name="T8">: низкая заработная плата, нет перспектив карьерного роста</text:span></text:p>
      <text:h text:style-name="P1" text:outline-level="1"/>
      <text:p text:style-name="P9"><text:span text:style-name="T2">Должность</text:span>: офис–менеджер (Ноябрь 2004 – январь 2006 г.г.) – там же</text:p>
      <text:p text:style-name="P9"><text:span text:style-name="T2">Обязанности: </text:span><text:span text:style-name="T18">Делопроизводство, работа с оргтехникой, ведение телефонные переговоры, организация деловых встреч, поездок, бронирование гостиниц. Организация работы офиса, курьерской связи. Составление деловых писем, доверенностей. Выполнение личных поручений руководителя.</text:span></text:p>
      <text:p text:style-name="P9"><text:span text:style-name="T2">Причина ухода: </text:span>перевод на должность менеджера по продажам</text:p>
      <text:p text:style-name="P8"/>
      <text:p text:style-name="P8">Профессиональные навыки:</text:p>
      <text:p text:style-name="P9"><text:span text:style-name="T10">Опыт работы менеджером по продажам в сфере продажи игрушек.</text:span></text:p>
      <text:p text:style-name="P9"><text:span text:style-name="T10">Знание программ: </text:span><text:span text:style-name="T17">Microsoft</text:span><text:span text:style-name="T10"> </text:span><text:span text:style-name="T17">Office</text:span><text:span text:style-name="T10">, </text:span><text:span text:style-name="T17">Fine</text:span><text:span text:style-name="T10"> </text:span><text:span text:style-name="T17">reader</text:span><text:span text:style-name="T10">, </text:span><text:span text:style-name="T17">The</text:span><text:span text:style-name="T10"> </text:span><text:span text:style-name="T17">Bat</text:span><text:span text:style-name="T10">, </text:span><text:span text:style-name="T17">Autocad</text:span><text:span text:style-name="T10">, 1С: Торговля и склад</text:span></text:p>
      <text:p text:style-name="P8"/>
      <text:p text:style-name="P8">Дополнительная информация:</text:p>
      <text:p text:style-name="P10"><text:soft-page-break/>Работа с оргтехникой: сканер, принтер, термопринтер Godex (Этикетки, штрих-кода), ксерокс, мини АТС.</text:p>
      <text:p text:style-name="P8"/>
      <text:p text:style-name="P8">Комментарий от «ПетроСтиля»:</text:p>
      <text:p text:style-name="P9"><text:span text:style-name="T19">Среднего роста <text:s/>стройная симпатичная блондинка с прической каре, ухоженная. Энергична, общительна. Речь грамотная, приятный голос.</text:span></text:p>
      <text:p text:style-name="P11">Вакансия заинтересовала сферой деятельностью компании (продажа игрушек), так как есть опыт в этой сфере. </text:p>
      <text:p text:style-name="P9"><text:span text:style-name="T19">У соискательницы есть своя база клиентов, с которыми готова сотрудничать при устройстве на новую работу.</text:span></text:p>
      <text:p text:style-name="P11"/>
      <text:p text:style-name="P8">Готов подойти на собеседование в любое время по предварительной договоренности.</text:p>
      <text:p text:style-name="P9"><text:span text:style-name="T2">Дата проведения собеседования и отправки резюме 9 сентября 2008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Verdana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10.728cm"/>
        </style:tab-stops>
      </style:paragraph-properties>
      <style:text-properties style:text-underline-style="solid" style:text-underline-width="auto" style:text-underline-color="font-color" fo:font-weight="bold" style:font-weight-asian="bold" style:font-size-complex="9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>
        <style:tab-stops>
          <style:tab-stop style:position="10.728cm"/>
        </style:tab-stops>
      </style:paragraph-properties>
      <style:text-properties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gray1" style:family="text" style:parent-style-name="Основной_20_шрифт_20_абзаца">
      <style:text-properties fo:color="#7a7a7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Р Е З Ю М Е</dc:title>
    <meta:initial-creator>User</meta:initial-creator>
    <meta:creation-date>2008-09-09T13:44:00</meta:creation-date>
    <dc:creator>Eugene Pivnev</dc:creator>
    <dc:date>2008-09-26T19:05:13</dc:date>
    <meta:editing-cycles>4</meta:editing-cycles>
    <meta:editing-duration>PT23M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2" meta:paragraph-count="40" meta:word-count="401" meta:character-count="3147"/>
  </office:meta>
</office:document-meta>
</file>